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ransformerChainBuilder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MarkupLanguage.CocoonMarkup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TransformerChainBuilderFilter.processingInstruction( String target , String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eProcessFilter.PreProcessFilter( AbstractXMLPipe filter , String filename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ransformerChainBuilderFilter.startElement( String namespaceURI , String localName , String qName , Attributes at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coonMarkupLanguage.getTransformerChainBuild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ransformerChainBuilder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Process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TransformerChainBuilderFilter.CocoonTransformerChainBuilderFilt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startElement( String namespace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Process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MarkupLanguage.addDependency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Marku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TransformerChainBuilderFilt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rocessFilt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MarkupLanguage.addLogicsheetToList( LanguageDescriptor language , String logicshee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rocessFilt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ransformerChainBuilderFilt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